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0.9525cm" style:use-optimal-column-width="true"/>
    </style:style>
    <style:style style:name="co6" style:family="table-column">
      <style:table-column-properties fo:break-before="auto" style:column-width="2.56645833333333cm" style:use-optimal-column-width="true"/>
    </style:style>
    <style:style style:name="co7" style:family="table-column">
      <style:table-column-properties fo:break-before="auto" style:column-width="1.349375cm" style:use-optimal-column-width="true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cell-content()=2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1">
            <text:p>Nation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Year of Launch</text:p>
          </table:table-cell>
          <table:table-cell office:value-type="string" table:style-name="ce1">
            <text:p>Fat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bu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-class Light Cruiser</text:p>
          </table:table-cell>
          <table:table-cell office:value-type="float" office:value="1923" table:style-name="ce1">
            <text:p>192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ctivit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ctivity-class Escort Carrier</text:p>
          </table:table-cell>
          <table:table-cell office:value-type="float" office:value="1942" table:style-name="ce1">
            <text:p>194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delaide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Town-class Light Cruiser</text:p>
          </table:table-cell>
          <table:table-cell office:value-type="float" office:value="1918" table:style-name="ce1">
            <text:p>191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dmiral Graf Spe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-class Heavy Cruiser</text:p>
          </table:table-cell>
          <table:table-cell office:value-type="float" office:value="1934" table:style-name="ce1">
            <text:p>193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dmiral Hipp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-class Heavy Cruiser</text:p>
          </table:table-cell>
          <table:table-cell office:value-type="float" office:value="1937" table:style-name="ce1">
            <text:p>193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dmiral Sche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-class Heavy Cruiser</text:p>
          </table:table-cell>
          <table:table-cell office:value-type="float" office:value="1933" table:style-name="ce1">
            <text:p>193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g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-class Light Cruiser</text:p>
          </table:table-cell>
          <table:table-cell office:value-type="float" office:value="1941" table:style-name="ce1">
            <text:p>194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k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kagi-class Aircraft Carrier</text:p>
          </table:table-cell>
          <table:table-cell office:value-type="float" office:value="1925" table:style-name="ce1">
            <text:p>19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laba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-class Battleship</text:p>
          </table:table-cell>
          <table:table-cell office:value-type="float" office:value="1942" table:style-name="ce1">
            <text:p>194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lask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-class Large Cruiser</text:p>
          </table:table-cell>
          <table:table-cell office:value-type="float" office:value="1943" table:style-name="ce1">
            <text:p>194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lg�ri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lg�rie-class Heavy Cruiser</text:p>
          </table:table-cell>
          <table:table-cell office:value-type="float" office:value="1932" table:style-name="ce1">
            <text:p>19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m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-class Aircraft Carrier</text:p>
          </table:table-cell>
          <table:table-cell office:value-type="float" office:value="1943" table:style-name="ce1">
            <text:p>194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me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-class Escort Carrier</text:p>
          </table:table-cell>
          <table:table-cell office:value-type="float" office:value="1942" table:style-name="ce1">
            <text:p>194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ns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-class Battleshi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Anzi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-class Escort Carrier</text:p>
          </table:table-cell>
          <table:table-cell office:value-type="float" office:value="1943" table:style-name="ce1">
            <text:p>194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Aob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-class Heavy Cruiser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bit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-class Escor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ch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cher-class Escort Carri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Arg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gus-class Aircraft Carrier</text:p>
          </table:table-cell>
          <table:table-cell office:value-type="float" office:value="1917" table:style-name="ce1">
            <text:p>19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izo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-class Battleship</text:p>
          </table:table-cell>
          <table:table-cell office:value-type="float" office:value="1915" table:style-name="ce1">
            <text:p>19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rk Roy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k Royal-class Aircraft Carrier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shi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-class Heavy Cruiser</text:p>
          </table:table-cell>
          <table:table-cell office:value-type="float" office:value="1928" table:style-name="ce1">
            <text:p>19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storia (Cleveland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-class Light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Astoria (New Orleans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-class Heavy Cruiser</text:p>
          </table:table-cell>
          <table:table-cell office:value-type="float" office:value="1933" table:style-name="ce1">
            <text:p>19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ta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-class Heavy Cruiser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tlan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-class Light Cruiser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ugus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-class Heavy Cruiser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ustrali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-class Heavy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altimor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-class Heavy Cruiser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ar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-class Battleship</text:p>
          </table:table-cell>
          <table:table-cell office:value-type="float" office:value="1914" table:style-name="ce1">
            <text:p>19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�ar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�arn-class Aircraft Carri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ataan (Independence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-class Ligh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lfas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-class Light Cruiser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elleau Woo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-class Light Carrier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rm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-class Light Cruiser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ismarck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-class Battleship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l�ch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-class Heavy Cruiser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-class Light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olzan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-class Heavy Cruiser</text:p>
          </table:table-cell>
          <table:table-cell office:value-type="float" office:value="1932" table:style-name="ce1">
            <text:p>19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o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-class Heavy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retag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-class Battleship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unker Hil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-class Aircraft Carrier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bo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-class Ligh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lifor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-class Battleshi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anberra (Baltimore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-class Heavy Cruis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anberra (County-class)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-class Heavy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asablanc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-class Escor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ntur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11)-class Battleship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est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-class Heavy Cruiser</text:p>
          </table:table-cell>
          <table:table-cell office:value-type="float" office:value="1929" table:style-name="ce1">
            <text:p>19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ca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-class Heavy Cruiser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-class Heavy Cruiser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to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-class Light Carrier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iyod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-class Light Carrier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ok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-class Heavy Cruiser</text:p>
          </table:table-cell>
          <table:table-cell office:value-type="float" office:value="1931" table:style-name="ce1">
            <text:p>19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hu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-class Escort Carrier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be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-class Heavy Cruiser</text:p>
          </table:table-cell>
          <table:table-cell office:value-type="float" office:value="1928" table:style-name="ce1">
            <text:p>19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orad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-class Battleship</text:p>
          </table:table-cell>
          <table:table-cell office:value-type="float" office:value="1921" table:style-name="ce1">
            <text:p>19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oss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-class Ligh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umb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-class Light Cruiser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cor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-class Light Cruiser</text:p>
          </table:table-cell>
          <table:table-cell office:value-type="float" office:value="1921" table:style-name="ce1">
            <text:p>19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te di Cavour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-class Battleship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pah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ogue-class Escort Carrier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rnwal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-class Heavy Cruiser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rregido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-class Escor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urage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-class Aircraft Carri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owpen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-class Ligh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umberlan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-class Heavy Cruiser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a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-class Light Cruiser</text:p>
          </table:table-cell>
          <table:table-cell office:value-type="float" office:value="1918" table:style-name="ce1">
            <text:p>19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 Gras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e Grasse-class Light Cruiser</text:p>
          </table:table-cell>
          <table:table-cell office:value-type="float" office:value="1946" table:style-name="ce1">
            <text:p>19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lhi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-class Light Cruiser</text:p>
          </table:table-cell>
          <table:table-cell office:value-type="float" office:value="1918" table:style-name="ce1">
            <text:p>19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nv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-class Light Cruiser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troi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-class Light Cruiser</text:p>
          </table:table-cell>
          <table:table-cell office:value-type="float" office:value="1922" table:style-name="ce1">
            <text:p>19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utschland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-class Heavy Cruiser</text:p>
          </table:table-cell>
          <table:table-cell office:value-type="float" office:value="1931" table:style-name="ce1">
            <text:p>19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von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-class Heavy Cruiser</text:p>
          </table:table-cell>
          <table:table-cell office:value-type="float" office:value="1927" table:style-name="ce1">
            <text:p>19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orset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-class Heavy Cruiser</text:p>
          </table:table-cell>
          <table:table-cell office:value-type="float" office:value="1929" table:style-name="ce1">
            <text:p>19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rag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-class Light Cruiser</text:p>
          </table:table-cell>
          <table:table-cell office:value-type="float" office:value="1917" table:style-name="ce1">
            <text:p>19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guay-Trou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-class Light Cruiser</text:p>
          </table:table-cell>
          <table:table-cell office:value-type="float" office:value="1923" table:style-name="ce1">
            <text:p>19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ke of York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-class Battleshi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unkerqu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-class Battleship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pleix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-class Heavy Cruiser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uques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-class Heavy Cruiser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ag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Eagle-class Aircraft Carrier</text:p>
          </table:table-cell>
          <table:table-cell office:value-type="float" office:value="1918" table:style-name="ce1">
            <text:p>19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dinburg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-class Light Cruiser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ff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awkins-class Heavy Cruiser</text:p>
          </table:table-cell>
          <table:table-cell office:value-type="float" office:value="1921" table:style-name="ce1">
            <text:p>19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li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Zhaohe-class Protected Cruiser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md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mden-class Light Cruiser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terpr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-class Aircraft Carrier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sse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-class Aircraft Carrier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ium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-class Heavy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Foch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-class Heavy Cruiser</text:p>
          </table:table-cell>
          <table:table-cell office:value-type="float" office:value="1929" table:style-name="ce1">
            <text:p>19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ormid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-class Aircraft Carrier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rankl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-class Aircraf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u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-class Aircraft Carrier</text:p>
          </table:table-cell>
          <table:table-cell office:value-type="float" office:value="1916" table:style-name="ce1">
            <text:p>19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urut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-class Heavy Cruiser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Fu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-class Battleship</text:p>
          </table:table-cell>
          <table:table-cell office:value-type="float" office:value="1914" table:style-name="ce1">
            <text:p>19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orges Leygu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�re-class Light Cruiser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iulio Cesar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-class Battleship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asgow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-class Light Cruiser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oi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�re-class Light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Gl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-class Aircraft Carrier</text:p>
          </table:table-cell>
          <table:table-cell office:value-type="float" office:value="1916" table:style-name="ce1">
            <text:p>19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lor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-class Ligh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neisena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-class Battlecruiser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orizi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-class Heavy Cruiser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raf Zeppel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raf Zeppelin-class Aircraft Carrier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u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-class Large Cruis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gu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-class Heavy Cruiser</text:p>
          </table:table-cell>
          <table:table-cell office:value-type="float" office:value="1928" table:style-name="ce1">
            <text:p>19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iche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-class Protected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Haichou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-class Protected Cruiser</text:p>
          </table:table-cell>
          <table:table-cell office:value-type="float" office:value="1897" table:style-name="ce1">
            <text:p>18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iq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tien-class Protected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Hairong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-class Protected Cruiser</text:p>
          </table:table-cell>
          <table:table-cell office:value-type="float" office:value="1897" table:style-name="ce1">
            <text:p>18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ncoc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-class Aircraft Carrier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run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-class Battleship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elena (Baltimore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-class Heavy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Helena (Saint Louis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-class Light Cruiser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erm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ermes-class Light Carrier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ie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-class Battleshi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Hi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-class Aircraft Carrier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-class Escort Carrier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bart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-class Light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Honolul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-class Light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Hoo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dmiral-class Battlecruiser</text:p>
          </table:table-cell>
          <table:table-cell office:value-type="float" office:value="1918" table:style-name="ce1">
            <text:p>19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rnet (Essex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-class Aircraf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rnet (Yorktown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-class Aircraft Carrier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s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osho-class Light Carrier</text:p>
          </table:table-cell>
          <table:table-cell office:value-type="float" office:value="1921" table:style-name="ce1">
            <text:p>19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u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-class Heavy Cruiser</text:p>
          </table:table-cell>
          <table:table-cell office:value-type="float" office:value="1929" table:style-name="ce1">
            <text:p>19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ow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-class Battleship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yu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-class Battleship</text:p>
          </table:table-cell>
          <table:table-cell office:value-type="float" office:value="1917" table:style-name="ce1">
            <text:p>19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buk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buki-class Ligh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llust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-class Aircraft Carrier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mper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-class Battleship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dependenc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-class Light Carrier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dia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-class Battleship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dian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ortland-class Heavy Cruiser</text:p>
          </table:table-cell>
          <table:table-cell office:value-type="float" office:value="1931" table:style-name="ce1">
            <text:p>19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domit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-class Aircraft Carrier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ntrepi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-class Aircraf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ow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-class Battleship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-class Battleship</text:p>
          </table:table-cell>
          <table:table-cell office:value-type="float" office:value="1916" table:style-name="ce1">
            <text:p>19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suz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-class Light Cruiser</text:p>
          </table:table-cell>
          <table:table-cell office:value-type="float" office:value="1921" table:style-name="ce1">
            <text:p>19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wat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-class Armored Cruiser</text:p>
          </table:table-cell>
          <table:table-cell office:value-type="float" office:value="1900" table:style-name="ce1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zum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-class Armored Cruiser</text:p>
          </table:table-cell>
          <table:table-cell office:value-type="float" office:value="1898" table:style-name="ce1">
            <text:p>18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ean Ba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-class Battleship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ean de Vien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�re-class Light Cruiser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eanne d'Arc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Jeanne d'Arc-class Light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Jin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-class Light Cruiser</text:p>
          </table:table-cell>
          <table:table-cell office:value-type="float" office:value="1923" table:style-name="ce1">
            <text:p>19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nea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-class Light Cruiser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-class Escort Carrier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ga-class Aircraft Carrier</text:p>
          </table:table-cell>
          <table:table-cell office:value-type="float" office:value="1921" table:style-name="ce1">
            <text:p>19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ganovich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-class Light Cruiser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iyo-class Escort Carrier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-class Heavy Cruiser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linin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-class Light Cruiser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rlsruh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-class Light Cruiser</text:p>
          </table:table-cell>
          <table:table-cell office:value-type="float" office:value="1927" table:style-name="ce1">
            <text:p>19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shi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-class Light Cruiser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-class Light Cruiser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-class Light Cruiser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atsur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-class Aircraf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lki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-class Battleshi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King George V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-class Battleship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n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-class Light Cruiser</text:p>
          </table:table-cell>
          <table:table-cell office:value-type="float" office:value="1922" table:style-name="ce1">
            <text:p>19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nugas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-class Heavy Cruiser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ri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-class Battleship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r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-class Light Cruiser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-class Light Cruiser</text:p>
          </table:table-cell>
          <table:table-cell office:value-type="float" office:value="1920" table:style-name="ce1">
            <text:p>19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itak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-class Light Cruiser</text:p>
          </table:table-cell>
          <table:table-cell office:value-type="float" office:value="1920" table:style-name="ce1">
            <text:p>19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�l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-class Light Cruiser</text:p>
          </table:table-cell>
          <table:table-cell office:value-type="float" office:value="1928" table:style-name="ce1">
            <text:p>192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�nigs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-class Light Cruiser</text:p>
          </table:table-cell>
          <table:table-cell office:value-type="float" office:value="1927" table:style-name="ce1">
            <text:p>19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on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-class Battleship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-class Light Cruiser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um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-class Heavy Cruiser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 Galissonni�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�re-class Light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La Motte-Picq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-class Light Cruiser</text:p>
          </table:table-cell>
          <table:table-cell office:value-type="float" office:value="1924" table:style-name="ce1">
            <text:p>19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ngley (Independence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-class Ligh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ipzi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-class Light Cruiser</text:p>
          </table:table-cell>
          <table:table-cell office:value-type="float" office:value="1929" table:style-name="ce1">
            <text:p>19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mno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-class Battleship</text:p>
          </table:table-cell>
          <table:table-cell office:value-type="float" office:value="1905" table:style-name="ce1">
            <text:p>19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xington (Essex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-class Aircraft Carrier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exington (Lexington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-class Aircraft Carrier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ittori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-class Battleship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nd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-class Heavy Cruiser</text:p>
          </table:table-cell>
          <table:table-cell office:value-type="float" office:value="1927" table:style-name="ce1">
            <text:p>19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ng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ong Island-class Escort Carrier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rrai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-class Battleship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ouis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-class Heavy Cruiser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kin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-class Escort Carrier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lay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-class Battleship</text:p>
          </table:table-cell>
          <table:table-cell office:value-type="float" office:value="1915" table:style-name="ce1">
            <text:p>19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nil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-class Escor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blehea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-class Light Cruiser</text:p>
          </table:table-cell>
          <table:table-cell office:value-type="float" office:value="1923" table:style-name="ce1">
            <text:p>19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cus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-class Escor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seillai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�re-class Light Cruiser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ry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-class Battleshi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Massachusett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-class Battleship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uriti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rown Colony-class Light Cruiser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xim Gorkiy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-class Light Cruiser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a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-class Heavy Cruiser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mph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-class Light Cruiser</text:p>
          </table:table-cell>
          <table:table-cell office:value-type="float" office:value="1924" table:style-name="ce1">
            <text:p>19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am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-class Light Cruiser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-class Heavy Cruiser</text:p>
          </table:table-cell>
          <table:table-cell office:value-type="float" office:value="1934" table:style-name="ce1">
            <text:p>19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�mile Bert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�mile Bertin-class Light Cruiser</text:p>
          </table:table-cell>
          <table:table-cell office:value-type="float" office:value="1933" table:style-name="ce1">
            <text:p>19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lwauk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-class Light Cruiser</text:p>
          </table:table-cell>
          <table:table-cell office:value-type="float" office:value="1921" table:style-name="ce1">
            <text:p>19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nne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-class Heavy Cruiser</text:p>
          </table:table-cell>
          <table:table-cell office:value-type="float" office:value="1933" table:style-name="ce1">
            <text:p>19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ssissipp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-class Battleshi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Missour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-class Battleship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g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-class Heavy Cruiser</text:p>
          </table:table-cell>
          <table:table-cell office:value-type="float" office:value="1934" table:style-name="ce1">
            <text:p>19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lot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-class Light Cruiser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ntcalm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�re-class Light Cruiser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nter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-class Ligh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ntpeli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-class Light Cruiser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sas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-class Battleship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u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-class Battleship</text:p>
          </table:table-cell>
          <table:table-cell office:value-type="float" office:value="1920" table:style-name="ce1">
            <text:p>19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yo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-class Heavy Cruiser</text:p>
          </table:table-cell>
          <table:table-cell office:value-type="float" office:value="1927" table:style-name="ce1">
            <text:p>19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c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-class Heavy Cruiser</text:p>
          </table:table-cell>
          <table:table-cell office:value-type="float" office:value="1927" table:style-name="ce1">
            <text:p>19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-class Light Cruiser</text:p>
          </table:table-cell>
          <table:table-cell office:value-type="float" office:value="1922" table:style-name="ce1">
            <text:p>19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g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-class Battleship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-class Light Cruiser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sh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-class Light Cruiser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tom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-class Escor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-class Light Cruiser</text:p>
          </table:table-cell>
          <table:table-cell office:value-type="float" office:value="1922" table:style-name="ce1">
            <text:p>19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hent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-class Escort Carri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Nevad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-class Battleship</text:p>
          </table:table-cell>
          <table:table-cell office:value-type="float" office:value="1914" table:style-name="ce1">
            <text:p>19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w Jers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-class Battleship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w Mexi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-class Battleship</text:p>
          </table:table-cell>
          <table:table-cell office:value-type="float" office:value="1917" table:style-name="ce1">
            <text:p>19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w Yor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-class Battleship</text:p>
          </table:table-cell>
          <table:table-cell office:value-type="float" office:value="1912" table:style-name="ce1">
            <text:p>19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ewcast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-class Light Cruiser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-class Light Cruiser</text:p>
          </table:table-cell>
          <table:table-cell office:value-type="float" office:value="1931" table:style-name="ce1">
            <text:p>19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isshin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isshin-class Seaplane Carrier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rth Caroli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-class Battleship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o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-class Light Cruiser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N�rn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-class Light Cruiser</text:p>
          </table:table-cell>
          <table:table-cell office:value-type="float" office:value="1934" table:style-name="ce1">
            <text:p>19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-class Light Cruiser</text:p>
          </table:table-cell>
          <table:table-cell office:value-type="float" office:value="1920" table:style-name="ce1">
            <text:p>19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klaho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-class Battleshi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mmaney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-class Escor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reg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iana-class Battleship</text:p>
          </table:table-cell>
          <table:table-cell office:value-type="float" office:value="1893" table:style-name="ce1">
            <text:p>189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yod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Oyodo-class Light Cruiser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asad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-class Light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ennsylva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-class Battleship</text:p>
          </table:table-cell>
          <table:table-cell office:value-type="float" office:value="1915" table:style-name="ce1">
            <text:p>19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nsacol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-class Heavy Cruiser</text:p>
          </table:table-cell>
          <table:table-cell office:value-type="float" office:value="1929" table:style-name="ce1">
            <text:p>19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rth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-class Light Cruiser</text:p>
          </table:table-cell>
          <table:table-cell office:value-type="float" office:value="1934" table:style-name="ce1">
            <text:p>19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trof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-class Escort Carrier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hoeni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-class Light Cruiser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-class Light Cruiser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l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-class Heavy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rimaug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-class Light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rince of Wal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-class Battleshi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rince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-class Light Carrier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inz Eug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-class Heavy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rovenc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-class Battleship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en Elizabet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-class Battleship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ncy (Baltimore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-class Heavy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Quincy (New Orleans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-class Heavy Cruiser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leig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-class Light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Randolp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-class Aircraft Carrier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ang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Ranger-class Aircraft Carri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Renow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-class Battle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Repuls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-class Battle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Resolut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-class Battleshi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Richelieu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-class Battleship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dne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elson-class Battleship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m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-class Battleship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oyal Sovereig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-class Battleship</text:p>
          </table:table-cell>
          <table:table-cell office:value-type="float" office:value="1915" table:style-name="ce1">
            <text:p>19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yu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ho-class Aircraft Carrier</text:p>
          </table:table-cell>
          <table:table-cell office:value-type="float" office:value="1933" table:style-name="ce1">
            <text:p>19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yuj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jo-class Aircraft Carrier</text:p>
          </table:table-cell>
          <table:table-cell office:value-type="float" office:value="1931" table:style-name="ce1">
            <text:p>19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ginaw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-class Escort Carri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Saint Lou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-class Light Cruiser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int Pau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-class Heavy Cruiser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kaw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-class Light Cruiser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lt Lake Cit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-class Heavy Cruiser</text:p>
          </table:table-cell>
          <table:table-cell office:value-type="float" office:value="1929" table:style-name="ce1">
            <text:p>19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 Die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-class Light Cruiser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 Francis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-class Heavy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San Jacint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-class Ligh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 Ju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-class Light Cruiser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at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-class Aircraft Carrier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rgent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-class Escort Carrier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vo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-class Escor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harnhorst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-class Battlecruiser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hlesi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-class Battleship</text:p>
          </table:table-cell>
          <table:table-cell office:value-type="float" office:value="1906" table:style-name="ce1">
            <text:p>19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chleswig-Holste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-class Battleship</text:p>
          </table:table-cell>
          <table:table-cell office:value-type="float" office:value="1906" table:style-name="ce1">
            <text:p>19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nd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-class Light Cruiser</text:p>
          </table:table-cell>
          <table:table-cell office:value-type="float" office:value="1923" table:style-name="ce1">
            <text:p>19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et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wachi-class Battleship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amrock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-class Escort Carrier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in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ano-class Aircraft Carrier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i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yo-class Escort Carri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Sho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-class Light Carrier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ho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-class Aircraft Carrier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-class Aircraft Carrier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outh Dako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-class Battleship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eamer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-class Escort Carrier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trasbourg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-class Battleship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uffre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-class Heavy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Suzu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-class Heavy Cruiser</text:p>
          </table:table-cell>
          <table:table-cell office:value-type="float" office:value="1934" table:style-name="ce1">
            <text:p>19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ydney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-class Light Cruiser</text:p>
          </table:table-cell>
          <table:table-cell office:value-type="float" office:value="1934" table:style-name="ce1">
            <text:p>19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ho-class Aircraf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-class Escort Carrier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ka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-class Heavy Cruiser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-class Light Cruiser</text:p>
          </table:table-cell>
          <table:table-cell office:value-type="float" office:value="1920" table:style-name="ce1">
            <text:p>19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atsut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-class Light Cruiser</text:p>
          </table:table-cell>
          <table:table-cell office:value-type="float" office:value="1918" table:style-name="ce1">
            <text:p>19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nness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-class Battleshi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e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-class Light Cruiser</text:p>
          </table:table-cell>
          <table:table-cell office:value-type="float" office:value="1918" table:style-name="ce1">
            <text:p>19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xa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-class Battleship</text:p>
          </table:table-cell>
          <table:table-cell office:value-type="float" office:value="1912" table:style-name="ce1">
            <text:p>19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conder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-class Aircraft Carrier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irpitz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-class Battleship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n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-class Heavy Cruiser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ongj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Tongji-class Light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ourvill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-class Heavy Cruis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Tren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-class Heavy Cruiser</text:p>
          </table:table-cell>
          <table:table-cell office:value-type="float" office:value="1927" table:style-name="ce1">
            <text:p>19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iest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-class Heavy Cruiser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uscaloos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-class Heavy Cruiser</text:p>
          </table:table-cell>
          <table:table-cell office:value-type="float" office:value="1933" table:style-name="ce1">
            <text:p>19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-class Aircraf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-class Escort Carrier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alian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-class Battleship</text:p>
          </table:table-cell>
          <table:table-cell office:value-type="float" office:value="1914" table:style-name="ce1">
            <text:p>191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ct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-class Aircraft Carrier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ncenne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-class Heavy Cruiser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ittorio Vene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-class Battleship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Voroshil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-class Light Cruiser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ke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-class Escor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rspit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-class Battleship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sh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-class Battleship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sp (Essex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-class Aircraf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asp (Wasp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sp-class Aircraft Carrier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est Virgi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-class Battleshi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Wiscons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-class Battleship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h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-class Light Cruiser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ma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-class Battleship</text:p>
          </table:table-cell>
          <table:table-cell office:value-type="float" office:value="1915" table:style-name="ce1">
            <text:p>19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am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-class Battleship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ingru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-class Protected Cruiser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orktown (Essex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-class Aircraft Carrier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orktown (Yorktown-class)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-class Aircraft Carrier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uba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ubari-class Light Cruiser</text:p>
          </table:table-cell>
          <table:table-cell office:value-type="float" office:value="1923" table:style-name="ce1">
            <text:p>19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Yu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-class Light Cruiser</text:p>
          </table:table-cell>
          <table:table-cell office:value-type="float" office:value="1922" table:style-name="ce1">
            <text:p>192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ar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-class Heavy Cruiser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haoh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-class Protected Cruiser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u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-class Light Carrier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ui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-class Aircraft Carrier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number-rows-repeated="1048245" table:style-name="ro1">
          <table:table-cell table:style-name="ce2"/>
          <table:table-cell table:number-columns-repeated="16383"/>
        </table:table-row>
      </table:table>
      <table:table table:name="Sheet2" table:style-name="ta1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2:Sheet1.E333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Carina</dc:creator>
    <meta:creation-date>2009-04-16T11:32:48Z</meta:creation-date>
    <dc:date>2017-04-27T10:50:29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